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ellWrapp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llWrapper.ShellWrapper( Shell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llWrapper.execute( Object ...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hellWrapper.isInter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llWrapper.run( Object ...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hellWrapper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llWrapper.isOpe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llWrapper.execute( String s , Object [ ]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hellWrapper.execut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